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none" draw:textarea-horizontal-align="justify" draw:textarea-vertical-align="middle" draw:auto-grow-height="false" fo:min-height="0.893cm" fo:min-width="10.041cm"/>
    </style:style>
    <style:style style:name="gr2" style:family="graphic" style:parent-style-name="standard">
      <style:graphic-properties draw:stroke="solid" svg:stroke-color="#808080" draw:fill="none" draw:textarea-horizontal-align="justify" draw:textarea-vertical-align="middle" draw:auto-grow-height="false" fo:min-height="0.893cm" fo:min-width="10.04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91cm" fo:min-width="0.97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938cm" fo:min-width="0.71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906cm" fo:min-width="1.0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808080" draw:fill="none" draw:textarea-horizontal-align="justify" draw:textarea-vertical-align="middle" draw:auto-grow-height="false" fo:min-height="0.893cm" fo:min-width="10.42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41cm" svg:height="1.143cm" svg:x="1.762cm" svg:y="2.016cm">
          <text:p text:style-name="P1"><text:span text:style-name="T1">S = <text:s/>1 + <text:s/>2 <text:s/>+...+(n-1)+ n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41cm" svg:height="1.143cm" svg:x="1.762cm" svg:y="3.416cm">
          <text:p text:style-name="P1"><text:span text:style-name="T1">S = <text:s/>n +(n-1)+...+ <text:s/>2 <text:s/>+ 1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29cm" svg:height="4.318cm" svg:x="4.759cm" svg:y="1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343cm" svg:height="4.318cm" svg:x="2.959cm" svg:y="1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29cm" svg:height="4.318cm" svg:x="8.159cm" svg:y="1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663cm" svg:height="4.318cm" svg:x="10.259cm" svg:y="1.8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.254cm" svg:y1="4.683cm" svg:x2="12.176cm" svg:y2="4.683cm">
          <text:p/>
        </draw:line>
        <draw:custom-shape draw:style-name="gr7" draw:text-style-name="P2" draw:layer="layout" svg:width="10.922cm" svg:height="1.143cm" svg:x="1.435cm" svg:y="4.816cm">
          <text:p text:style-name="P1"><text:span text:style-name="T1">2S=(n+1)+(n-1)+...+(n+1)+(n+1)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18:49:35.856860310</meta:creation-date>
    <dc:date>2019-07-27T20:39:11.878412094</dc:date>
    <meta:editing-duration>PT1H16M47S</meta:editing-duration>
    <meta:editing-cycles>2</meta:editing-cycles>
    <meta:generator>LibreOffice/6.0.7.3$Linux_X86_64 LibreOffice_project/00m0$Build-3</meta:generator>
    <meta:document-statistic meta:object-count="8"/>
  </office:meta>
</office:document-meta>
</file>